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Preformatted_20_Text" style:list-style-name="L2"/>
    <style:style style:name="P5" style:family="paragraph" style:parent-style-name="Preformatted_20_Text" style:list-style-name="L2">
      <style:paragraph-properties fo:margin-top="0in" fo:margin-bottom="0.1965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Preformatted_20_Text" style:list-style-name="L3"/>
    <style:style style:name="P9" style:family="paragraph" style:parent-style-name="Preformatted_20_Text" style:list-style-name="L3">
      <style:paragraph-properties fo:margin-top="0in" fo:margin-bottom="0.1965in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in" fo:margin-bottom="0in" style:contextual-spacing="false"/>
    </style:style>
    <style:style style:name="P12" style:family="paragraph" style:parent-style-name="Preformatted_20_Text" style:list-style-name="L4"/>
    <style:style style:name="P13" style:family="paragraph" style:parent-style-name="Preformatted_20_Text" style:list-style-name="L4">
      <style:paragraph-properties fo:margin-top="0in" fo:margin-bottom="0.1965in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in" fo:margin-bottom="0in" style:contextual-spacing="false"/>
    </style:style>
    <style:style style:name="P16" style:family="paragraph" style:parent-style-name="Preformatted_20_Text" style:list-style-name="L5"/>
    <style:style style:name="P17" style:family="paragraph" style:parent-style-name="Preformatted_20_Text" style:list-style-name="L5">
      <style:paragraph-properties fo:margin-top="0in" fo:margin-bottom="0.1965in" style:contextual-spacing="false"/>
    </style:style>
    <style:style style:name="P18" style:family="paragraph" style:parent-style-name="Text_20_body" style:list-style-name="L6"/>
    <style:style style:name="P19" style:family="paragraph" style:parent-style-name="Text_20_body" style:list-style-name="L6">
      <style:paragraph-properties fo:margin-top="0in" fo:margin-bottom="0in" style:contextual-spacing="false"/>
    </style:style>
    <style:style style:name="P20" style:family="paragraph" style:parent-style-name="Preformatted_20_Text" style:list-style-name="L6"/>
    <style:style style:name="P21" style:family="paragraph" style:parent-style-name="Preformatted_20_Text" style:list-style-name="L6">
      <style:paragraph-properties fo:margin-top="0in" fo:margin-bottom="0.1965in" style:contextual-spacing="false"/>
    </style:style>
    <style:style style:name="P22" style:family="paragraph" style:parent-style-name="Text_20_body" style:list-style-name="L7"/>
    <style:style style:name="P23" style:family="paragraph" style:parent-style-name="Text_20_body" style:list-style-name="L7">
      <style:paragraph-properties fo:margin-top="0in" fo:margin-bottom="0in" style:contextual-spacing="false"/>
    </style:style>
    <style:style style:name="P24" style:family="paragraph" style:parent-style-name="Preformatted_20_Text" style:list-style-name="L7"/>
    <style:style style:name="P25" style:family="paragraph" style:parent-style-name="Preformatted_20_Text" style:list-style-name="L7">
      <style:paragraph-properties fo:margin-top="0in" fo:margin-bottom="0.1965in" style:contextual-spacing="false"/>
    </style:style>
    <style:style style:name="P26" style:family="paragraph" style:parent-style-name="Text_20_body" style:list-style-name="L8"/>
    <style:style style:name="P27" style:family="paragraph" style:parent-style-name="Text_20_body" style:list-style-name="L8">
      <style:paragraph-properties fo:margin-top="0in" fo:margin-bottom="0in" style:contextual-spacing="false"/>
    </style:style>
    <style:style style:name="P28" style:family="paragraph" style:parent-style-name="Preformatted_20_Text" style:list-style-name="L8"/>
    <style:style style:name="P29" style:family="paragraph" style:parent-style-name="Preformatted_20_Text" style:list-style-name="L8">
      <style:paragraph-properties fo:margin-top="0in" fo:margin-bottom="0.1965in" style:contextual-spacing="false"/>
    </style:style>
    <style:style style:name="P30" style:family="paragraph" style:parent-style-name="Text_20_body" style:list-style-name="L9"/>
    <style:style style:name="P31" style:family="paragraph" style:parent-style-name="Text_20_body" style:list-style-name="L9">
      <style:paragraph-properties fo:margin-top="0in" fo:margin-bottom="0in" style:contextual-spacing="false"/>
    </style:style>
    <style:style style:name="P32" style:family="paragraph" style:parent-style-name="Preformatted_20_Text" style:list-style-name="L9"/>
    <style:style style:name="P33" style:family="paragraph" style:parent-style-name="Preformatted_20_Text" style:list-style-name="L9">
      <style:paragraph-properties fo:margin-top="0in" fo:margin-bottom="0.1965in" style:contextual-spacing="false"/>
    </style:style>
    <style:style style:name="P34" style:family="paragraph" style:parent-style-name="Text_20_body" style:list-style-name="L10"/>
    <style:style style:name="P35" style:family="paragraph" style:parent-style-name="Text_20_body" style:list-style-name="L11"/>
    <style:style style:name="P36" style:family="paragraph" style:parent-style-name="Text_20_body" style:list-style-name="L12"/>
    <style:style style:name="P37" style:family="paragraph" style:parent-style-name="Text_20_body" style:list-style-name="L12">
      <style:paragraph-properties fo:margin-top="0in" fo:margin-bottom="0in" style:contextual-spacing="false"/>
    </style:style>
    <style:style style:name="P38" style:family="paragraph" style:parent-style-name="Preformatted_20_Text" style:list-style-name="L12"/>
    <style:style style:name="P39" style:family="paragraph" style:parent-style-name="Preformatted_20_Text" style:list-style-name="L12">
      <style:paragraph-properties fo:margin-top="0in" fo:margin-bottom="0.1965in" style:contextual-spacing="false"/>
    </style:style>
    <style:style style:name="P40" style:family="paragraph" style:parent-style-name="Text_20_body" style:list-style-name="L13"/>
    <style:style style:name="P41" style:family="paragraph" style:parent-style-name="Text_20_body" style:list-style-name="L13">
      <style:paragraph-properties fo:margin-top="0in" fo:margin-bottom="0in" style:contextual-spacing="false"/>
    </style:style>
    <style:style style:name="P42" style:family="paragraph" style:parent-style-name="Preformatted_20_Text" style:list-style-name="L13"/>
    <style:style style:name="P43" style:family="paragraph" style:parent-style-name="Preformatted_20_Text" style:list-style-name="L13">
      <style:paragraph-properties fo:margin-top="0in" fo:margin-bottom="0.1965in" style:contextual-spacing="false"/>
    </style:style>
    <style:style style:name="P44" style:family="paragraph" style:parent-style-name="Text_20_body" style:list-style-name="L14"/>
    <style:style style:name="P45" style:family="paragraph" style:parent-style-name="Text_20_body" style:list-style-name="L14">
      <style:paragraph-properties fo:margin-top="0in" fo:margin-bottom="0in" style:contextual-spacing="false"/>
    </style:style>
    <style:style style:name="P46" style:family="paragraph" style:parent-style-name="Preformatted_20_Text" style:list-style-name="L14"/>
    <style:style style:name="P47" style:family="paragraph" style:parent-style-name="Preformatted_20_Text" style:list-style-name="L14">
      <style:paragraph-properties fo:margin-top="0in" fo:margin-bottom="0.1965in" style:contextual-spacing="false"/>
    </style:style>
    <style:style style:name="P48" style:family="paragraph" style:parent-style-name="Text_20_body" style:list-style-name="L15"/>
    <style:style style:name="P49" style:family="paragraph" style:parent-style-name="Text_20_body" style:list-style-name="L15">
      <style:paragraph-properties fo:margin-top="0in" fo:margin-bottom="0in" style:contextual-spacing="false"/>
    </style:style>
    <style:style style:name="P50" style:family="paragraph" style:parent-style-name="Preformatted_20_Text" style:list-style-name="L15"/>
    <style:style style:name="P51" style:family="paragraph" style:parent-style-name="Preformatted_20_Text" style:list-style-name="L15">
      <style:paragraph-properties fo:margin-top="0in" fo:margin-bottom="0.1965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Java Basic Operators: Teaching Guide</text:span></text:h>
      <text:h text:style-name="Heading_20_4" text:outline-level="4"><text:span text:style-name="Strong_20_Emphasis">1. Introduction to Operators</text:span></text:h>
      <text:list text:style-name="L1">
        <text:list-item>
          <text:p text:style-name="P1"><text:span text:style-name="Strong_20_Emphasis">Definition</text:span>: Operators are symbols that perform operations on variables and values.</text:p>
        </text:list-item>
        <text:list-item>
          <text:p text:style-name="P1"><text:span text:style-name="Strong_20_Emphasis">Purpose</text:span>: Operators are used to perform mathematical calculations, comparisons, logical decisions, and more.</text:p>
        </text:list-item>
        <text:list-item>
          <text:p text:style-name="P1"><text:span text:style-name="Strong_20_Emphasis">Categories of Operators</text:span>:</text:p>
          <text:list>
            <text:list-item>
              <text:p text:style-name="P1">Arithmetic Operators</text:p>
            </text:list-item>
            <text:list-item>
              <text:p text:style-name="P1">Assignment Operators</text:p>
            </text:list-item>
            <text:list-item>
              <text:p text:style-name="P1">Relational Operators</text:p>
            </text:list-item>
            <text:list-item>
              <text:p text:style-name="P1">Logical Operators</text:p>
            </text:list-item>
            <text:list-item>
              <text:p text:style-name="P1">Bitwise Operators</text:p>
            </text:list-item>
            <text:list-item>
              <text:p text:style-name="P1">Unary Operators</text:p>
            </text:list-item>
            <text:list-item>
              <text:p text:style-name="P1">Ternary Operator</text:p>
            </text:list-item>
          </text:list>
        </text:list-item>
      </text:list>
      <text:p text:style-name="Horizontal_20_Line"/>
      <text:h text:style-name="Heading_20_4" text:outline-level="4"><text:span text:style-name="Strong_20_Emphasis">2. Arithmetic Operators</text:span></text:h>
      <text:list text:style-name="L2">
        <text:list-item>
          <text:p text:style-name="P2"><text:span text:style-name="Strong_20_Emphasis">Purpose</text:span>: Perform basic mathematical operations.</text:p>
        </text:list-item>
        <text:list-item>
          <text:p text:style-name="P2"><text:span text:style-name="Strong_20_Emphasis">Operators</text:span>:</text:p>
          <text:list>
            <text:list-item>
              <text:p text:style-name="P2"><text:span text:style-name="Source_20_Text">+</text:span> (Addition)</text:p>
            </text:list-item>
            <text:list-item>
              <text:p text:style-name="P2"><text:span text:style-name="Source_20_Text">-</text:span> (Subtraction)</text:p>
            </text:list-item>
            <text:list-item>
              <text:p text:style-name="P2"><text:span text:style-name="Source_20_Text">*</text:span> (Multiplication)</text:p>
            </text:list-item>
            <text:list-item>
              <text:p text:style-name="P2"><text:span text:style-name="Source_20_Text">/</text:span> (Division)</text:p>
            </text:list-item>
            <text:list-item>
              <text:p text:style-name="P2"><text:span text:style-name="Source_20_Text">%</text:span> (Modulus - remainder after division)</text:p>
            </text:list-item>
          </text:list>
        </text:list-item>
        <text:list-item>
          <text:p text:style-name="P2"><text:span text:style-name="Strong_20_Emphasis">Example</text:span>:</text:p>
          <text:p text:style-name="P3">java</text:p>
          <text:p text:style-name="P2">Copy</text:p>
          <text:p text:style-name="P4">int a = 10, b = 3;</text:p>
          <text:p text:style-name="P4">System.out.println(a + b); // 13</text:p>
          <text:p text:style-name="P4">System.out.println(a - b); // 7</text:p>
          <text:p text:style-name="P4">System.out.println(a * b); // 30</text:p>
          <text:p text:style-name="P4">System.out.println(a / b); // 3 (integer division)</text:p>
          <text:p text:style-name="P5">System.out.println(a % b); // 1 (remainder)</text:p>
        </text:list-item>
      </text:list>
      <text:p text:style-name="Horizontal_20_Line"/>
      <text:h text:style-name="Heading_20_4" text:outline-level="4"><text:span text:style-name="Strong_20_Emphasis">3. Assignment Operators</text:span></text:h>
      <text:list text:style-name="L3">
        <text:list-item>
          <text:p text:style-name="P6"><text:span text:style-name="Strong_20_Emphasis">Purpose</text:span>: Assign values to variables.</text:p>
        </text:list-item>
        <text:list-item>
          <text:p text:style-name="P6"><text:soft-page-break/><text:span text:style-name="Strong_20_Emphasis">Operators</text:span>:</text:p>
          <text:list>
            <text:list-item>
              <text:p text:style-name="P6"><text:span text:style-name="Source_20_Text">=</text:span> (Simple assignment)</text:p>
            </text:list-item>
            <text:list-item>
              <text:p text:style-name="P6"><text:span text:style-name="Source_20_Text">+=</text:span>, <text:span text:style-name="Source_20_Text">-=</text:span>, <text:span text:style-name="Source_20_Text">*=</text:span>, <text:span text:style-name="Source_20_Text">/=</text:span>, <text:span text:style-name="Source_20_Text">%=</text:span> (Compound assignment)</text:p>
            </text:list-item>
          </text:list>
        </text:list-item>
        <text:list-item>
          <text:p text:style-name="P6"><text:span text:style-name="Strong_20_Emphasis">Example</text:span>:</text:p>
          <text:p text:style-name="P7">java</text:p>
          <text:p text:style-name="P6">Copy</text:p>
          <text:p text:style-name="P8">int x = 5;</text:p>
          <text:p text:style-name="P8">x += 3; // Equivalent to x = x + 3</text:p>
          <text:p text:style-name="P9">System.out.println(x); // 8</text:p>
        </text:list-item>
      </text:list>
      <text:p text:style-name="Horizontal_20_Line"/>
      <text:h text:style-name="Heading_20_4" text:outline-level="4"><text:span text:style-name="Strong_20_Emphasis">4. Relational Operators</text:span></text:h>
      <text:list text:style-name="L4">
        <text:list-item>
          <text:p text:style-name="P10"><text:span text:style-name="Strong_20_Emphasis">Purpose</text:span>: Compare two values and return a boolean result (<text:span text:style-name="Source_20_Text">true</text:span> or <text:span text:style-name="Source_20_Text">false</text:span>).</text:p>
        </text:list-item>
        <text:list-item>
          <text:p text:style-name="P10"><text:span text:style-name="Strong_20_Emphasis">Operators</text:span>:</text:p>
          <text:list>
            <text:list-item>
              <text:p text:style-name="P10"><text:span text:style-name="Source_20_Text">==</text:span> (Equal to)</text:p>
            </text:list-item>
            <text:list-item>
              <text:p text:style-name="P10"><text:span text:style-name="Source_20_Text">!=</text:span> (Not equal to)</text:p>
            </text:list-item>
            <text:list-item>
              <text:p text:style-name="P10"><text:span text:style-name="Source_20_Text">&gt;</text:span> (Greater than)</text:p>
            </text:list-item>
            <text:list-item>
              <text:p text:style-name="P10"><text:span text:style-name="Source_20_Text">&lt;</text:span> (Less than)</text:p>
            </text:list-item>
            <text:list-item>
              <text:p text:style-name="P10"><text:span text:style-name="Source_20_Text">&gt;=</text:span> (Greater than or equal to)</text:p>
            </text:list-item>
            <text:list-item>
              <text:p text:style-name="P10"><text:span text:style-name="Source_20_Text">&lt;=</text:span> (Less than or equal to)</text:p>
            </text:list-item>
          </text:list>
        </text:list-item>
        <text:list-item>
          <text:p text:style-name="P10"><text:span text:style-name="Strong_20_Emphasis">Example</text:span>:</text:p>
          <text:p text:style-name="P11">java</text:p>
          <text:p text:style-name="P10">Copy</text:p>
          <text:p text:style-name="P12">int p = 10, q = 20;</text:p>
          <text:p text:style-name="P12">System.out.println(p == q); // false</text:p>
          <text:p text:style-name="P12">System.out.println(p != q); // true</text:p>
          <text:p text:style-name="P12">System.out.println(p &gt; q); <text:s/>// false</text:p>
          <text:p text:style-name="P13">System.out.println(p &lt; q); <text:s/>// true</text:p>
        </text:list-item>
      </text:list>
      <text:p text:style-name="Horizontal_20_Line"/>
      <text:h text:style-name="Heading_20_4" text:outline-level="4"><text:span text:style-name="Strong_20_Emphasis">5. Logical Operators</text:span></text:h>
      <text:list text:style-name="L5">
        <text:list-item>
          <text:p text:style-name="P14"><text:span text:style-name="Strong_20_Emphasis">Purpose</text:span>: Perform logical operations on boolean values.</text:p>
        </text:list-item>
        <text:list-item>
          <text:p text:style-name="P14"><text:span text:style-name="Strong_20_Emphasis">Operators</text:span>:</text:p>
          <text:list>
            <text:list-item>
              <text:p text:style-name="P14"><text:span text:style-name="Source_20_Text">&amp;&amp;</text:span> (Logical AND)</text:p>
            </text:list-item>
            <text:list-item>
              <text:p text:style-name="P14"><text:span text:style-name="Source_20_Text">||</text:span> (Logical OR)</text:p>
            </text:list-item>
            <text:list-item>
              <text:p text:style-name="P14"><text:span text:style-name="Source_20_Text">!</text:span> (Logical NOT)</text:p>
            </text:list-item>
          </text:list>
        </text:list-item>
        <text:list-item>
          <text:p text:style-name="P14"><text:soft-page-break/><text:span text:style-name="Strong_20_Emphasis">Example</text:span>:</text:p>
          <text:p text:style-name="P15">java</text:p>
          <text:p text:style-name="P14">Copy</text:p>
          <text:p text:style-name="P16">boolean a = true, b = false;</text:p>
          <text:p text:style-name="P16">System.out.println(a &amp;&amp; b); // false</text:p>
          <text:p text:style-name="P16">System.out.println(a || b); // true</text:p>
          <text:p text:style-name="P17">System.out.println(!a); <text:s text:c="4"/>// false</text:p>
        </text:list-item>
      </text:list>
      <text:p text:style-name="Horizontal_20_Line"/>
      <text:h text:style-name="Heading_20_4" text:outline-level="4"><text:span text:style-name="Strong_20_Emphasis">6. Bitwise Operators</text:span></text:h>
      <text:list text:style-name="L6">
        <text:list-item>
          <text:p text:style-name="P18"><text:span text:style-name="Strong_20_Emphasis">Purpose</text:span>: Perform operations on individual bits of integer types.</text:p>
        </text:list-item>
        <text:list-item>
          <text:p text:style-name="P18"><text:span text:style-name="Strong_20_Emphasis">Operators</text:span>:</text:p>
          <text:list>
            <text:list-item>
              <text:p text:style-name="P18"><text:span text:style-name="Source_20_Text">&amp;</text:span> (Bitwise AND)</text:p>
            </text:list-item>
            <text:list-item>
              <text:p text:style-name="P18"><text:span text:style-name="Source_20_Text">|</text:span> (Bitwise OR)</text:p>
            </text:list-item>
            <text:list-item>
              <text:p text:style-name="P18"><text:span text:style-name="Source_20_Text">^</text:span> (Bitwise XOR)</text:p>
            </text:list-item>
            <text:list-item>
              <text:p text:style-name="P18"><text:span text:style-name="Source_20_Text">~</text:span> (Bitwise NOT)</text:p>
            </text:list-item>
            <text:list-item>
              <text:p text:style-name="P18"><text:span text:style-name="Source_20_Text">&lt;&lt;</text:span> (Left shift)</text:p>
            </text:list-item>
            <text:list-item>
              <text:p text:style-name="P18"><text:span text:style-name="Source_20_Text">&gt;&gt;</text:span> (Right shift)</text:p>
            </text:list-item>
            <text:list-item>
              <text:p text:style-name="P18"><text:span text:style-name="Source_20_Text">&gt;&gt;&gt;</text:span> (Unsigned right shift)</text:p>
            </text:list-item>
          </text:list>
        </text:list-item>
        <text:list-item>
          <text:p text:style-name="P18"><text:span text:style-name="Strong_20_Emphasis">Example</text:span>:</text:p>
          <text:p text:style-name="P19">java</text:p>
          <text:p text:style-name="P18">Copy</text:p>
          <text:p text:style-name="P20">int x = 5, y = 3; // Binary: 5 = 0101, 3 = 0011</text:p>
          <text:p text:style-name="P20">System.out.println(x &amp; y); <text:s/>// 1 (0001)</text:p>
          <text:p text:style-name="P20">System.out.println(x | y); <text:s/>// 7 (0111)</text:p>
          <text:p text:style-name="P20">System.out.println(x ^ y); <text:s/>// 6 (0110)</text:p>
          <text:p text:style-name="P20">System.out.println(~x); <text:s text:c="4"/>// -6 (inverted bits)</text:p>
          <text:p text:style-name="P20">System.out.println(x &lt;&lt; 1); // 10 (01010)</text:p>
          <text:p text:style-name="P21">System.out.println(x &gt;&gt; 1); // 2 (0010)</text:p>
        </text:list-item>
      </text:list>
      <text:p text:style-name="Horizontal_20_Line"/>
      <text:h text:style-name="Heading_20_4" text:outline-level="4"><text:span text:style-name="Strong_20_Emphasis">7. Unary Operators</text:span></text:h>
      <text:list text:style-name="L7">
        <text:list-item>
          <text:p text:style-name="P22"><text:span text:style-name="Strong_20_Emphasis">Purpose</text:span>: Perform operations on a single operand.</text:p>
        </text:list-item>
        <text:list-item>
          <text:p text:style-name="P22"><text:span text:style-name="Strong_20_Emphasis">Operators</text:span>:</text:p>
          <text:list>
            <text:list-item>
              <text:p text:style-name="P22"><text:span text:style-name="Source_20_Text">+</text:span> (Unary plus)</text:p>
            </text:list-item>
            <text:list-item>
              <text:p text:style-name="P22"><text:span text:style-name="Source_20_Text">-</text:span> (Unary minus)</text:p>
            </text:list-item>
            <text:list-item>
              <text:p text:style-name="P22"><text:span text:style-name="Source_20_Text">++</text:span> (Increment)</text:p>
            </text:list-item>
            <text:list-item>
              <text:p text:style-name="P22"><text:span text:style-name="Source_20_Text">--</text:span> (Decrement)</text:p>
            </text:list-item>
            <text:list-item>
              <text:p text:style-name="P22"><text:soft-page-break/><text:span text:style-name="Source_20_Text">!</text:span> (Logical NOT)</text:p>
            </text:list-item>
          </text:list>
        </text:list-item>
        <text:list-item>
          <text:p text:style-name="P22"><text:span text:style-name="Strong_20_Emphasis">Example</text:span>:</text:p>
          <text:p text:style-name="P23">java</text:p>
          <text:p text:style-name="P22">Copy</text:p>
          <text:p text:style-name="P24">int a = 5;</text:p>
          <text:p text:style-name="P24">System.out.println(+a); // 5</text:p>
          <text:p text:style-name="P24">System.out.println(-a); // -5</text:p>
          <text:p text:style-name="P24">System.out.println(++a); // 6 (pre-increment)</text:p>
          <text:p text:style-name="P24">System.out.println(a++); // 6 (post-increment)</text:p>
          <text:p text:style-name="P25">System.out.println(a); <text:s text:c="2"/>// 7</text:p>
        </text:list-item>
      </text:list>
      <text:p text:style-name="Horizontal_20_Line"/>
      <text:h text:style-name="Heading_20_4" text:outline-level="4"><text:span text:style-name="Strong_20_Emphasis">8. Ternary Operator</text:span></text:h>
      <text:list text:style-name="L8">
        <text:list-item>
          <text:p text:style-name="P26"><text:span text:style-name="Strong_20_Emphasis">Purpose</text:span>: A shorthand for <text:span text:style-name="Source_20_Text">if-else</text:span> statements.</text:p>
        </text:list-item>
        <text:list-item>
          <text:p text:style-name="P26"><text:span text:style-name="Strong_20_Emphasis">Syntax</text:span>: <text:span text:style-name="Source_20_Text">condition ? expression1 : expression2</text:span></text:p>
        </text:list-item>
        <text:list-item>
          <text:p text:style-name="P26"><text:span text:style-name="Strong_20_Emphasis">Example</text:span>:</text:p>
          <text:p text:style-name="P27">java</text:p>
          <text:p text:style-name="P26">Copy</text:p>
          <text:p text:style-name="P28">int a = 10, b = 20;</text:p>
          <text:p text:style-name="P28">int max = (a &gt; b) ? a : b;</text:p>
          <text:p text:style-name="P29">System.out.println(max); // 20</text:p>
        </text:list-item>
      </text:list>
      <text:p text:style-name="Horizontal_20_Line"/>
      <text:h text:style-name="Heading_20_4" text:outline-level="4"><text:span text:style-name="Strong_20_Emphasis">9. Operator Precedence</text:span></text:h>
      <text:list text:style-name="L9">
        <text:list-item>
          <text:p text:style-name="P30"><text:span text:style-name="Strong_20_Emphasis">Concept</text:span>: Determines the order in which operators are evaluated.</text:p>
        </text:list-item>
        <text:list-item>
          <text:p text:style-name="P30"><text:span text:style-name="Strong_20_Emphasis">Example</text:span>:</text:p>
          <text:p text:style-name="P31">java</text:p>
          <text:p text:style-name="P30">Copy</text:p>
          <text:p text:style-name="P32">int result = 10 + 5 * 2; // Multiplication has higher precedence</text:p>
          <text:p text:style-name="P33">System.out.println(result); // 20</text:p>
        </text:list-item>
        <text:list-item>
          <text:p text:style-name="P30"><text:span text:style-name="Strong_20_Emphasis">Precedence Table</text:span> (from highest to lowest):</text:p>
          <text:list>
            <text:list-item>
              <text:p text:style-name="P30">Postfix (<text:span text:style-name="Source_20_Text">x++</text:span>, <text:span text:style-name="Source_20_Text">x--</text:span>)</text:p>
            </text:list-item>
            <text:list-item>
              <text:p text:style-name="P30">Unary (<text:span text:style-name="Source_20_Text">++x</text:span>, <text:span text:style-name="Source_20_Text">--x</text:span>, <text:span text:style-name="Source_20_Text">+x</text:span>, <text:span text:style-name="Source_20_Text">-x</text:span>, <text:span text:style-name="Source_20_Text">!</text:span>, <text:span text:style-name="Source_20_Text">~</text:span>)</text:p>
            </text:list-item>
            <text:list-item>
              <text:p text:style-name="P30">Multiplicative (<text:span text:style-name="Source_20_Text">*</text:span>, <text:span text:style-name="Source_20_Text">/</text:span>, <text:span text:style-name="Source_20_Text">%</text:span>)</text:p>
            </text:list-item>
            <text:list-item>
              <text:p text:style-name="P30">Additive (<text:span text:style-name="Source_20_Text">+</text:span>, <text:span text:style-name="Source_20_Text">-</text:span>)</text:p>
            </text:list-item>
            <text:list-item>
              <text:p text:style-name="P30">Shift (<text:span text:style-name="Source_20_Text">&lt;&lt;</text:span>, <text:span text:style-name="Source_20_Text">&gt;&gt;</text:span>, <text:span text:style-name="Source_20_Text">&gt;&gt;&gt;</text:span>)</text:p>
            </text:list-item>
            <text:list-item>
              <text:p text:style-name="P30">Relational (<text:span text:style-name="Source_20_Text">&lt;</text:span>, <text:span text:style-name="Source_20_Text">&gt;</text:span>, <text:span text:style-name="Source_20_Text">&lt;=</text:span>, <text:span text:style-name="Source_20_Text">&gt;=</text:span>, <text:span text:style-name="Source_20_Text">instanceof</text:span>)</text:p>
            </text:list-item>
            <text:list-item>
              <text:p text:style-name="P30">Equality (<text:span text:style-name="Source_20_Text">==</text:span>, <text:span text:style-name="Source_20_Text">!=</text:span>)</text:p>
            </text:list-item>
            <text:list-item>
              <text:p text:style-name="P30"><text:soft-page-break/>Logical AND (<text:span text:style-name="Source_20_Text">&amp;&amp;</text:span>)</text:p>
            </text:list-item>
            <text:list-item>
              <text:p text:style-name="P30">Logical OR (<text:span text:style-name="Source_20_Text">||</text:span>)</text:p>
            </text:list-item>
            <text:list-item>
              <text:p text:style-name="P30">Ternary (<text:span text:style-name="Source_20_Text">? :</text:span>)</text:p>
            </text:list-item>
            <text:list-item>
              <text:p text:style-name="P30">Assignment (<text:span text:style-name="Source_20_Text">=</text:span>, <text:span text:style-name="Source_20_Text">+=</text:span>, <text:span text:style-name="Source_20_Text">-=</text:span>, etc.)</text:p>
            </text:list-item>
          </text:list>
        </text:list-item>
      </text:list>
      <text:p text:style-name="Horizontal_20_Line"/>
      <text:h text:style-name="Heading_20_4" text:outline-level="4"><text:span text:style-name="Strong_20_Emphasis">10. Practice Exercises</text:span></text:h>
      <text:list text:style-name="L10">
        <text:list-item>
          <text:p text:style-name="P34">Write a program to calculate the area of a rectangle using arithmetic operators.</text:p>
        </text:list-item>
        <text:list-item>
          <text:p text:style-name="P34">Use relational operators to compare two numbers and print the result.</text:p>
        </text:list-item>
        <text:list-item>
          <text:p text:style-name="P34">Write a program to swap two numbers without using a temporary variable.</text:p>
        </text:list-item>
        <text:list-item>
          <text:p text:style-name="P34">Use the ternary operator to find the smallest of three numbers.</text:p>
        </text:list-item>
      </text:list>
      <text:p text:style-name="Horizontal_20_Line"/>
      <text:h text:style-name="Heading_20_4" text:outline-level="4"><text:span text:style-name="Strong_20_Emphasis">11. Common Mistakes to Highlight</text:span></text:h>
      <text:list text:style-name="L11">
        <text:list-item>
          <text:p text:style-name="P35">Confusing <text:span text:style-name="Source_20_Text">==</text:span> (equality) with <text:span text:style-name="Source_20_Text">=</text:span> (assignment).</text:p>
        </text:list-item>
        <text:list-item>
          <text:p text:style-name="P35">Misunderstanding integer division (e.g., <text:span text:style-name="Source_20_Text">5 / 2</text:span> results in <text:span text:style-name="Source_20_Text">2</text:span>, not <text:span text:style-name="Source_20_Text">2.5</text:span>).</text:p>
        </text:list-item>
        <text:list-item>
          <text:p text:style-name="P35">Forgetting operator precedence and using unnecessary parentheses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<text:span text:style-name="Strong_20_Emphasis">Homework on Java Basic Operators</text:span></text:h>
      <text:h text:style-name="Heading_20_4" text:outline-level="4"><text:span text:style-name="Strong_20_Emphasis">Beginner Level</text:span></text:h>
      <text:list text:style-name="L12">
        <text:list-item>
          <text:p text:style-name="P36"><text:span text:style-name="Strong_20_Emphasis">Arithmetic Operations</text:span>:</text:p>
          <text:list>
            <text:list-item>
              <text:p text:style-name="P36">Write a program to calculate the sum, difference, product, and quotient of two numbers.</text:p>
            </text:list-item>
            <text:list-item>
              <text:p text:style-name="P36">Example:</text:p>
              <text:p text:style-name="P37">java</text:p>
              <text:p text:style-name="P36">Copy</text:p>
              <text:p text:style-name="P38">int a = 15, b = 4;</text:p>
              <text:p text:style-name="P38">System.out.println("Sum: " + (a + b));</text:p>
              <text:p text:style-name="P38">System.out.println("Difference: " + (a - b));</text:p>
              <text:p text:style-name="P38">System.out.println("Product: " + (a * b));</text:p>
              <text:p text:style-name="P38">System.out.println("Quotient: " + (a / b));</text:p>
              <text:p text:style-name="P39">System.out.println("Remainder: " + (a % b));</text:p>
            </text:list-item>
          </text:list>
        </text:list-item>
        <text:list-item>
          <text:p text:style-name="P36"><text:span text:style-name="Strong_20_Emphasis">Increment and Decrement</text:span>:</text:p>
          <text:list>
            <text:list-item>
              <text:p text:style-name="P36">Write a program to demonstrate the use of <text:span text:style-name="Source_20_Text">++</text:span> and <text:span text:style-name="Source_20_Text">--</text:span> operators.</text:p>
            </text:list-item>
            <text:list-item>
              <text:p text:style-name="P36">Example:</text:p>
              <text:p text:style-name="P37">java</text:p>
              <text:p text:style-name="P36">Copy</text:p>
              <text:p text:style-name="P38">int x = 5;</text:p>
              <text:p text:style-name="P38">System.out.println(x++); // Print x, then increment</text:p>
              <text:p text:style-name="P38">System.out.println(++x); // Increment x, then print</text:p>
              <text:p text:style-name="P38">System.out.println(x--); // Print x, then decrement</text:p>
              <text:p text:style-name="P39">System.out.println(--x); // Decrement x, then print</text:p>
            </text:list-item>
          </text:list>
        </text:list-item>
        <text:list-item>
          <text:p text:style-name="P36"><text:span text:style-name="Strong_20_Emphasis">Relational Operators</text:span>:</text:p>
          <text:list>
            <text:list-item>
              <text:p text:style-name="P36">Write a program to compare two numbers using relational operators and print the results.</text:p>
            </text:list-item>
            <text:list-item>
              <text:p text:style-name="P36">Example:</text:p>
              <text:p text:style-name="P37">java</text:p>
              <text:p text:style-name="P36">Copy</text:p>
              <text:p text:style-name="P38">int p = 10, q = 20;</text:p>
              <text:p text:style-name="P38">System.out.println(p == q); // false</text:p>
              <text:p text:style-name="P38">System.out.println(p != q); // true</text:p>
              <text:p text:style-name="P38">System.out.println(p &gt; q); <text:s/>// false</text:p>
              <text:p text:style-name="P39">System.out.println(p &lt; q); <text:s/>// true</text:p>
            </text:list-item>
          </text:list>
        </text:list-item>
      </text:list>
      <text:p text:style-name="Horizontal_20_Line"/>
      <text:h text:style-name="Heading_20_4" text:outline-level="4"><text:span text:style-name="Strong_20_Emphasis">Intermediate Level</text:span></text:h>
      <text:list text:style-name="L13">
        <text:list-item>
          <text:p text:style-name="P40"><text:span text:style-name="Strong_20_Emphasis">Logical Operators</text:span>:</text:p>
          <text:list>
            <text:list-item>
              <text:p text:style-name="P40">Write a program to check if a number is between 10 and 20 using logical operators.</text:p>
            </text:list-item>
            <text:list-item>
              <text:p text:style-name="P40"><text:soft-page-break/>Example:</text:p>
              <text:p text:style-name="P41">java</text:p>
              <text:p text:style-name="P40">Copy</text:p>
              <text:p text:style-name="P42">int num = 15;</text:p>
              <text:p text:style-name="P42">if (num &gt; 10 &amp;&amp; num &lt; 20) {</text:p>
              <text:p text:style-name="P42"><text:s text:c="4"/>System.out.println("Number is between 10 and 20.");</text:p>
              <text:p text:style-name="P42">} else {</text:p>
              <text:p text:style-name="P42"><text:s text:c="4"/>System.out.println("Number is outside the range.");</text:p>
              <text:p text:style-name="P43">}</text:p>
            </text:list-item>
          </text:list>
        </text:list-item>
        <text:list-item>
          <text:p text:style-name="P40"><text:span text:style-name="Strong_20_Emphasis">Ternary Operator</text:span>:</text:p>
          <text:list>
            <text:list-item>
              <text:p text:style-name="P40">Write a program to find the maximum of two numbers using the ternary operator.</text:p>
            </text:list-item>
            <text:list-item>
              <text:p text:style-name="P40">Example:</text:p>
              <text:p text:style-name="P41">java</text:p>
              <text:p text:style-name="P40">Copy</text:p>
              <text:p text:style-name="P42">int a = 10, b = 20;</text:p>
              <text:p text:style-name="P42">int max = (a &gt; b) ? a : b;</text:p>
              <text:p text:style-name="P43">System.out.println("Maximum: " + max);</text:p>
            </text:list-item>
          </text:list>
        </text:list-item>
        <text:list-item>
          <text:p text:style-name="P40"><text:span text:style-name="Strong_20_Emphasis">Bitwise Operations</text:span>:</text:p>
          <text:list>
            <text:list-item>
              <text:p text:style-name="P40">Write a program to perform bitwise AND, OR, and XOR operations on two integers.</text:p>
            </text:list-item>
            <text:list-item>
              <text:p text:style-name="P40">Example:</text:p>
              <text:p text:style-name="P41">java</text:p>
              <text:p text:style-name="P40">Copy</text:p>
              <text:p text:style-name="P42">int x = 5, y = 3; // Binary: 5 = 0101, 3 = 0011</text:p>
              <text:p text:style-name="P42">System.out.println(x &amp; y); <text:s/>// 1 (0001)</text:p>
              <text:p text:style-name="P42">System.out.println(x | y); <text:s/>// 7 (0111)</text:p>
              <text:p text:style-name="P43">System.out.println(x ^ y); <text:s/>// 6 (0110)</text:p>
            </text:list-item>
          </text:list>
        </text:list-item>
      </text:list>
      <text:p text:style-name="Horizontal_20_Line"/>
      <text:h text:style-name="Heading_20_4" text:outline-level="4"><text:span text:style-name="Strong_20_Emphasis">Advanced Level</text:span></text:h>
      <text:list text:style-name="L14">
        <text:list-item>
          <text:p text:style-name="P44"><text:span text:style-name="Strong_20_Emphasis">Operator Precedence</text:span>:</text:p>
          <text:list>
            <text:list-item>
              <text:p text:style-name="P44">Write a program to demonstrate the precedence of operators.</text:p>
            </text:list-item>
            <text:list-item>
              <text:p text:style-name="P44">Example:</text:p>
              <text:p text:style-name="P45">java</text:p>
              <text:p text:style-name="P44">Copy</text:p>
              <text:p text:style-name="P46">int result = 10 + 5 * 2; // Multiplication has higher precedence</text:p>
              <text:p text:style-name="P47">System.out.println("Result: " + result); // 20</text:p>
            </text:list-item>
          </text:list>
        </text:list-item>
        <text:list-item>
          <text:p text:style-name="P44"><text:span text:style-name="Strong_20_Emphasis">Swap Two Numbers Without Temporary Variable</text:span>:</text:p>
          <text:list>
            <text:list-item>
              <text:p text:style-name="P44">Write a program to swap two numbers without using a temporary variable.</text:p>
            </text:list-item>
            <text:list-item>
              <text:p text:style-name="P44">Hint: Use arithmetic operators.</text:p>
            </text:list-item>
            <text:list-item>
              <text:p text:style-name="P44"><text:soft-page-break/>Example:</text:p>
              <text:p text:style-name="P45">java</text:p>
              <text:p text:style-name="P44">Copy</text:p>
              <text:p text:style-name="P46">int a = 5, b = 10;</text:p>
              <text:p text:style-name="P46">a = a + b; // a = 15</text:p>
              <text:p text:style-name="P46">b = a - b; // b = 5</text:p>
              <text:p text:style-name="P46">a = a - b; // a = 10</text:p>
              <text:p text:style-name="P47">System.out.println("a: " + a + ", b: " + b);</text:p>
            </text:list-item>
          </text:list>
        </text:list-item>
        <text:list-item>
          <text:p text:style-name="P44"><text:span text:style-name="Strong_20_Emphasis">Compound Assignment</text:span>:</text:p>
          <text:list>
            <text:list-item>
              <text:p text:style-name="P44">Write a program to demonstrate the use of compound assignment operators (<text:span text:style-name="Source_20_Text">+=</text:span>, <text:span text:style-name="Source_20_Text">-=</text:span>, <text:span text:style-name="Source_20_Text">*=</text:span>, <text:span text:style-name="Source_20_Text">/=</text:span>, <text:span text:style-name="Source_20_Text">%=</text:span>).</text:p>
            </text:list-item>
            <text:list-item>
              <text:p text:style-name="P44">Example:</text:p>
              <text:p text:style-name="P45">java</text:p>
              <text:p text:style-name="P44">Copy</text:p>
              <text:p text:style-name="P46">int x = 10;</text:p>
              <text:p text:style-name="P46">x += 5; // x = 15</text:p>
              <text:p text:style-name="P46">x -= 3; // x = 12</text:p>
              <text:p text:style-name="P46">x *= 2; // x = 24</text:p>
              <text:p text:style-name="P46">x /= 4; // x = 6</text:p>
              <text:p text:style-name="P46">x %= 5; // x = 1</text:p>
              <text:p text:style-name="P47">System.out.println("Final value of x: " + x);</text:p>
            </text:list-item>
          </text:list>
        </text:list-item>
      </text:list>
      <text:p text:style-name="Horizontal_20_Line"/>
      <text:h text:style-name="Heading_20_4" text:outline-level="4"><text:span text:style-name="Strong_20_Emphasis">Challenge Problems</text:span></text:h>
      <text:list text:style-name="L15">
        <text:list-item>
          <text:p text:style-name="P48"><text:span text:style-name="Strong_20_Emphasis">Odd or Even</text:span>:</text:p>
          <text:list>
            <text:list-item>
              <text:p text:style-name="P48">Write a program to check if a number is odd or even using the modulus operator (<text:span text:style-name="Source_20_Text">%</text:span>).</text:p>
            </text:list-item>
            <text:list-item>
              <text:p text:style-name="P48">Example:</text:p>
              <text:p text:style-name="P49">java</text:p>
              <text:p text:style-name="P48">Copy</text:p>
              <text:p text:style-name="P50">int num = 7;</text:p>
              <text:p text:style-name="P50">if (num % 2 == 0) {</text:p>
              <text:p text:style-name="P50"><text:s text:c="4"/>System.out.println("Even");</text:p>
              <text:p text:style-name="P50">} else {</text:p>
              <text:p text:style-name="P50"><text:s text:c="4"/>System.out.println("Odd");</text:p>
              <text:p text:style-name="P51">}</text:p>
            </text:list-item>
          </text:list>
        </text:list-item>
        <text:list-item>
          <text:p text:style-name="P48"><text:span text:style-name="Strong_20_Emphasis">Leap Year Checker</text:span>:</text:p>
          <text:list>
            <text:list-item>
              <text:p text:style-name="P48">Write a program to check if a year is a leap year using logical and relational operators.</text:p>
            </text:list-item>
            <text:list-item>
              <text:p text:style-name="P48">Rules:</text:p>
              <text:list>
                <text:list-item>
                  <text:p text:style-name="P48">A year is a leap year if it is divisible by 4.</text:p>
                </text:list-item>
                <text:list-item>
                  <text:p text:style-name="P48">However, if the year is also divisible by 100, it is not a leap year unless it is also divisible by 400.</text:p>
                </text:list-item>
              </text:list>
            </text:list-item>
            <text:list-item>
              <text:p text:style-name="P48"><text:soft-page-break/>Example:</text:p>
              <text:p text:style-name="P49">java</text:p>
              <text:p text:style-name="P48">Copy</text:p>
              <text:p text:style-name="P50">int year = 2024;</text:p>
              <text:p text:style-name="P50">boolean isLeap = (year % 4 == 0 &amp;&amp; year % 100 != 0) || (year % 400 == 0);</text:p>
              <text:p text:style-name="P51">System.out.println(year + " is a leap year: " + isLeap);</text:p>
            </text:list-item>
          </text:list>
        </text:list-item>
        <text:list-item>
          <text:p text:style-name="P48"><text:span text:style-name="Strong_20_Emphasis">Bitwise Shift Operations</text:span>:</text:p>
          <text:list>
            <text:list-item>
              <text:p text:style-name="P48">Write a program to demonstrate the use of left shift (<text:span text:style-name="Source_20_Text">&lt;&lt;</text:span>), right shift (<text:span text:style-name="Source_20_Text">&gt;&gt;</text:span>), and unsigned right shift (<text:span text:style-name="Source_20_Text">&gt;&gt;&gt;</text:span>).</text:p>
            </text:list-item>
            <text:list-item>
              <text:p text:style-name="P48">Example:</text:p>
              <text:p text:style-name="P49">java</text:p>
              <text:p text:style-name="P48">Copy</text:p>
              <text:p text:style-name="P50">int x = 8; // Binary: 1000</text:p>
              <text:p text:style-name="P50">System.out.println(x &lt;&lt; 1); // 16 (10000)</text:p>
              <text:p text:style-name="P50">System.out.println(x &gt;&gt; 1); // 4 (0100)</text:p>
              <text:p text:style-name="P51">System.out.println(x &gt;&gt;&gt; 1); // 4 (0100)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6:28:42.875569358</meta:creation-date>
    <dc:date>2025-01-10T16:34:30.321461694</dc:date>
    <meta:editing-duration>PT5M48S</meta:editing-duration>
    <meta:editing-cycles>1</meta:editing-cycles>
    <meta:document-statistic meta:table-count="0" meta:image-count="0" meta:object-count="0" meta:page-count="9" meta:paragraph-count="269" meta:word-count="1509" meta:character-count="7525" meta:non-whitespace-character-count="6505"/>
    <meta:generator>LibreOffice/24.8.2.1$Linux_X86_64 LibreOffice_project/480$Build-1</meta:generator>
  </office:meta>
</office:document-meta>
</file>